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kka Java Clu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2:33:38.199000000</meta:creation-date>
    <meta:editing-duration>PT4M29S</meta:editing-duration>
    <meta:editing-cycles>3</meta:editing-cycles>
    <meta:generator>LibreOffice/6.3.5.2$Windows_X86_64 LibreOffice_project/dd0751754f11728f69b42ee2af66670068624673</meta:generator>
    <dc:title>Alizarin</dc:title>
    <dc:date>2020-04-05T12:38:07.921000000</dc:date>
    <meta:document-statistic meta:object-count="64"/>
  </office:meta>
</office:document-meta>
</file>